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text-properties fo:language="en" fo:country="AU"/>
    </style:style>
    <style:style style:name="T4" style:parent-style-name="Absatz-Standardschriftart" style:family="text">
      <style:text-properties fo:language="en" fo:country="AU"/>
    </style:style>
  </office:automatic-styles>
  <office:body>
    <office:text text:use-soft-page-breaks="true">
      <text:p text:style-name="P1"><text:span text:style-name="T2">What we</text:span><text:s/>need<text:bookmark-start text:name="_GoBack"/><text:bookmark-end text:name="_GoBack"/></text:p>
      <text:p text:style-name="Standard">Art</text:p>
      <text:p text:style-name="Standard">Music</text:p>
      <text:p text:style-name="P3">Ideas</text:p>
      <text:p text:style-name="Standard"><text:span text:style-name="T4">Github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kob</meta:initial-creator>
    <dc:creator>Jakob</dc:creator>
    <meta:creation-date>2013-07-09T21:25:00Z</meta:creation-date>
    <dc:date>2013-07-09T21:29:00Z</dc:date>
    <meta:template xlink:href="Normal" xlink:type="simple"/>
    <meta:editing-cycles>2</meta:editing-cycles>
    <meta:editing-duration>PT0S</meta:editing-duration>
    <meta:document-statistic meta:page-count="1" meta:paragraph-count="1" meta:word-count="5" meta:character-count="36" meta:row-count="1" meta:non-whitespace-character-count="32"/>
  </office:meta>
</office:document-meta>
</file>